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it" fo:country="IT" officeooo:rsid="0000b660" officeooo:paragraph-rsid="0000b660"/>
    </style:style>
    <style:style style:name="P2" style:family="paragraph" style:parent-style-name="Standard" style:list-style-name="L1">
      <style:paragraph-properties fo:text-align="start" style:justify-single-word="false"/>
      <style:text-properties fo:language="it" fo:country="IT" officeooo:rsid="0000b660" officeooo:paragraph-rsid="0000b660"/>
    </style:style>
    <style:style style:name="P3" style:family="paragraph" style:parent-style-name="Standard" style:list-style-name="L1">
      <style:paragraph-properties fo:text-align="start" style:justify-single-word="false"/>
      <style:text-properties fo:language="it" fo:country="IT" officeooo:rsid="0000b660" officeooo:paragraph-rsid="0004785d"/>
    </style:style>
    <style:style style:name="T1" style:family="text">
      <style:text-properties officeooo:rsid="0004785d"/>
    </style:style>
    <style:style style:name="T2" style:family="text">
      <style:text-properties officeooo:rsid="00049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zione sicurezza in rete</text:p>
      <text:p text:style-name="P1"/>
      <text:list xml:id="list3514739551" text:style-name="L1">
        <text:list-item>
          <text:p text:style-name="P2">Reti e Società <text:s/><text:span text:style-name="T1">(vianello)</text:span></text:p>
        </text:list-item>
        <text:list-item>
          <text:p text:style-name="P2">Le infrastrutture di rete e le problematiche di sicurezza <text:span text:style-name="T2">(vianello)</text:span></text:p>
        </text:list-item>
        <text:list-item>
          <text:p text:style-name="P2">Proprietà <text:s/><text:span text:style-name="T1">(michele)</text:span></text:p>
        </text:list-item>
        <text:list-item>
          <text:p text:style-name="P3">Attacchi e contromisure <text:span text:style-name="T1">(michele)</text:span></text:p>
        </text:list-item>
        <text:list-item>
          <text:p text:style-name="P2">Misure per la protezione delle reti <text:span text:style-name="T1">(cesar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01T17:27:57.128000000</dc:date>
    <meta:editing-duration>PT6M8S</meta:editing-duration>
    <meta:editing-cycles>2</meta:editing-cycles>
    <meta:document-statistic meta:table-count="0" meta:image-count="0" meta:object-count="0" meta:page-count="1" meta:paragraph-count="6" meta:word-count="36" meta:character-count="227" meta:non-whitespace-character-count="200"/>
  </office:meta>
</office:document-meta>
</file>